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70f28" officeooo:paragraph-rsid="00170f28"/>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text-properties fo:font-weight="normal" officeooo:rsid="00170f28" officeooo:paragraph-rsid="00170f28" style:font-weight-asian="normal" style:font-weight-complex="normal"/>
    </style:style>
    <style:style style:name="P4" style:family="paragraph" style:parent-style-name="Standard">
      <style:paragraph-properties fo:line-height="200%" fo:text-align="start" style:justify-single-word="false"/>
      <style:text-properties fo:font-weight="normal" officeooo:rsid="001a7d7b" officeooo:paragraph-rsid="001a7d7b" style:font-weight-asian="normal" style:font-weight-complex="normal"/>
    </style:style>
    <style:style style:name="P5" style:family="paragraph" style:parent-style-name="Standard">
      <style:paragraph-properties fo:line-height="200%" fo:text-align="center" style:justify-single-word="false" fo:break-before="page"/>
      <style:text-properties fo:font-weight="bold" officeooo:rsid="00170f28" officeooo:paragraph-rsid="00170f28" style:font-weight-asian="bold" style:font-weight-complex="bold"/>
    </style:style>
    <style:style style:name="P6" style:family="paragraph" style:parent-style-name="Standard">
      <style:paragraph-properties fo:line-height="200%" fo:text-align="start" style:justify-single-word="false" fo:break-before="page"/>
      <style:text-properties fo:font-weight="normal" officeooo:rsid="00170f28" officeooo:paragraph-rsid="00170f28"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officeooo:rsid="00170f28" officeooo:paragraph-rsid="00170f28" style:font-size-asian="18pt" style:font-weight-asian="bold" style:font-size-complex="18pt" style:font-weight-complex="bold"/>
    </style:style>
    <style:style style:name="P8" style:family="paragraph" style:parent-style-name="Standard" style:list-style-name="L1">
      <style:paragraph-properties fo:line-height="200%" fo:text-align="start" style:justify-single-word="false"/>
      <style:text-properties fo:font-weight="normal" officeooo:rsid="001a7d7b" officeooo:paragraph-rsid="001a7d7b" style:font-weight-asian="normal" style:font-weight-complex="normal"/>
    </style:style>
    <style:style style:name="T1" style:family="text">
      <style:text-properties officeooo:rsid="0019035c"/>
    </style:style>
    <style:style style:name="T2" style:family="text">
      <style:text-properties officeooo:rsid="0019102e"/>
    </style:style>
    <style:style style:name="T3" style:family="text">
      <style:text-properties officeooo:rsid="001a7d7b"/>
    </style:style>
    <style:style style:name="T4" style:family="text">
      <style:text-properties officeooo:rsid="001aeeda"/>
    </style:style>
    <style:style style:name="T5" style:family="text">
      <style:text-properties officeooo:rsid="001b1bb8"/>
    </style:style>
    <style:style style:name="T6" style:family="text">
      <style:text-properties officeooo:rsid="001c8e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7">Capstone Objectives and Use Case</text:p>
      <text:p text:style-name="P1">Lucas Phillips</text:p>
      <text:p text:style-name="P1">Western Governor’s University</text:p>
      <text:p text:style-name="P1">C868: Software Development Capstone</text:p>
      <text:p text:style-name="P1">Dr. Charlie Paddock</text:p>
      <text:p text:style-name="P1">March 10, 2021</text:p>
      <text:p text:style-name="P1"/>
      <text:p text:style-name="P5">Abstract</text:p>
      <text:p text:style-name="P3">This paper summarizes the scope of the business issue the capstone project is to solve. <text:span text:style-name="T1">A solution is provided in the form of a software application (Ionic Angular web app) that performs upon multiple devices and operating systems. The deliverable components for this application are detailed along with the project lifecycle methodology, and a timeline for completion of each deliverable is provided. Methods for validating work progress and stakeholder acceptance are documented, as well as project costs for each deliverable, and maintenance costs for each service required to produce the application. A project timeline is also provided with included milestones, dependencies, and resources required for each deliverable and task.</text:span></text:p>
      <text:p text:style-name="P3"/>
      <text:p text:style-name="P3"/>
      <text:p text:style-name="P6"><text:tab/><text:span text:style-name="T1">I work part time for a non-profit organization that provides educational services to local adults looking to increase their skills. Traditionally this organization requests funding at the county level to pay for students within their jurisdiction to participate in the code academy services we provide. The service is free for all students, but requires that they apply to their corresponding county school district. As per most agreements we have, the counties agree to pay for the services rendered to students provided that the students have studied a total of 12 to 20 hours as a result of the program. Additionally they wish to know what internships, prospective jobs, and new tech jobs our students will become eligible for after the program, and whether or not they’ve obtained a new internship or job since participating in our program. This data, along with our curriculum, is all hand developed and has no automated process for gathering information on. Instructors don’t just teach new material every week, we must also grade project submissions with code review</text:span><text:span text:style-name="T2">s, verify that our students are making progress on their assignments and attending lectures, verify that each study group is meeting with each other at their allotted office hour times, update recorded lecture hours and study hours, and respond to questions and comments on three different media platforms (youtube uploaded lecture comments, discord stream channel comments, google classroom comments, emails, etc.)</text:span><text:span text:style-name="T1"> </text:span><text:span text:style-name="T2">This makes for a rather dispersed workflow. To compensate for this so that administrators can generate billing reports and progress reports for the counties, we use a cloud based data solution to compile all the information about each student we obtain throughout the application and academy process. This information comes from the variety of sources we must use, but it is not automated. This means Instructors waste between 10 and 40% of their billing hours performing data entry for services that are easily automated out of the equation.</text:span></text:p>
      <text:p text:style-name="P3"><text:tab/><text:span text:style-name="T2">My capstone project aims to solve this issue by creating a dashboard </text:span><text:span text:style-name="T3">se</text:span><text:span text:style-name="T2">rvice for Instructors and Administrators alik</text:span><text:span text:style-name="T3">e. This dashboard will provide a few views that will make it easier to track how individual students are doing without the need for 6 different tabs and windows to different services. It </text:span><text:soft-page-break/><text:span text:style-name="T3">will also tap into the API abilities of the external apps we educate on so that it becomes possible to track participation during lectures and office hours. Currently the workflow requires at least five things:</text:span></text:p>
      <text:list xml:id="list4068915517" text:style-name="L1">
        <text:list-item>
          <text:p text:style-name="P8">Direct lecture using Discord streaming to the cohort. The lecture follows the outline hosted on Google Classrooms, and that outline is made available to students as a resource.</text:p>
        </text:list-item>
        <text:list-item>
          <text:p text:style-name="P8">Upload lectures, code reviews, and tutoring sessions to a Youtube channel, and distribute access via a link to the unlisted video.</text:p>
        </text:list-item>
        <text:list-item>
          <text:p text:style-name="P8">Verify that students submit the appropriate link (github and freecodecamp) to their work when turning in assignments on Google Classroom. Reject malformed submissions and grade appropriate submissions.</text:p>
        </text:list-item>
        <text:list-item>
          <text:p text:style-name="P8">Compile students’ logged hours on Clockify for reporting purposes into the AirTable service. </text:p>
        </text:list-item>
      </text:list>
      <text:p text:style-name="P4"><text:tab/>Despite these five things being the core of our duties, we also need to make sure to contact students who are not making good progress. It is very easy with our current system to miss users who are not actively interacting with all of these separate systems, <text:span text:style-name="T4">so the dashboard service will monitor all these services to present notifications in a single space. Instructors will be less likely to miss a notification from one of these services, and they will also be informed of students who are falling behind. The service will prevent the need to track down students manually. Instructors will no longer need to update AirTable data as the dashboard will automatically do that once per day. Student time entries on Clockify will be classified according to the task entry, and verified against the class schedule to hold students accountable. Problematic time entries (such as an attendance time entry from 5:30AM to 7:30PM when the course is actually 5:30PM-7:30PM) can be flagged for review so instructors can quickly fix or approve the entry without tracking it down in Clockify. Additionally, the app will verify that students are attending lecture by linking into Discord and verifying participation in voice channels. In order to watch the lecture, a student must be inside a voice channel, and the application’s discord bot will monitor who goes into which lecture channel, and when they do so. This timing data will be viewed along side the student’s time entries from clockify so that administrators can see evidence for or </text:span><text:soft-page-break/><text:span text:style-name="T4">against time-sheet manipulation. </text:span><text:span text:style-name="T5">The application will also provide the ability to verify project/assignment completion by linking to google Classroom. The code academy program awards five certifications based upon completion of five topics regarding web technologies. Each certificate is awarded when all assignments and projects for the </text:span><text:span text:style-name="T6">certificate are complete and approved. There is no set way to do this for students, and we don’t know which students are eligible to receive a certificate without delving through their github accounts, AirTable, Google Classroom, and manually changing data on AirTable. The application will be able to approve the allotting of a certificate automatically, as well as display students eligible for the given certification, and show what a student has left to do towards the completion of a their certificates. All in all, the application will help instructors identify and assist students who need extra help to complete the curriculum, and to help graduate students who have finished their curriculum.</text:span></text:p>
      <text:p text:style-name="P4"><text:tab/><text:span text:style-name="T6">I will be using an iterativ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0T16:12:21.530000000</meta:creation-date>
    <dc:date>2021-03-10T18:18:14.807000000</dc:date>
    <meta:editing-duration>PT42M11S</meta:editing-duration>
    <meta:editing-cycles>2</meta:editing-cycles>
    <meta:generator>LibreOffice/7.1.1.2$Windows_X86_64 LibreOffice_project/fe0b08f4af1bacafe4c7ecc87ce55bb426164676</meta:generator>
    <meta:document-statistic meta:table-count="0" meta:image-count="0" meta:object-count="0" meta:page-count="5" meta:paragraph-count="16" meta:word-count="1047" meta:character-count="6636" meta:non-whitespace-character-count="5604"/>
  </office:meta>
</office:document-meta>
</file>